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FEE00004F095ECAAA94.svm"/>
  <manifest:file-entry manifest:media-type="image/png" manifest:full-path="Pictures/10000201000005F10000032A99210780.png"/>
  <manifest:file-entry manifest:media-type="" manifest:full-path="Pictures/200000070000500000005D937274EEB0.svm"/>
  <manifest:file-entry manifest:media-type="image/png" manifest:full-path="Pictures/1000020100000742000004A973EEA6F8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Preformatted_20_Text">
      <style:paragraph-properties fo:margin-top="0cm" fo:margin-bottom="0.499cm" fo:background-color="#333333">
        <style:background-image/>
      </style:paragraph-properties>
      <style:text-properties fo:color="#bbb529" style:font-name="JetBrains Mono"/>
    </style:style>
    <style:style style:name="P3" style:family="paragraph" style:parent-style-name="Preformatted_20_Text">
      <style:paragraph-properties fo:background-color="#333333">
        <style:background-image/>
      </style:paragraph-properties>
      <style:text-properties fo:color="#a9b7c6"/>
    </style:style>
    <style:style style:name="P4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5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6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8" style:family="paragraph" style:parent-style-name="Preformatted_20_Text" style:list-style-name="L3">
      <style:text-properties fo:color="#bbb529" style:font-name="JetBrains Mono"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Preformatted_20_Text" style:list-style-name="L3">
      <style:text-properties fo:color="#a9b7c6" style:font-name="JetBrains Mono"/>
    </style:style>
    <style:style style:name="P10" style:family="paragraph" style:parent-style-name="Preformatted_20_Text">
      <style:paragraph-properties fo:background-color="transparent">
        <style:background-image/>
      </style:paragraph-properties>
      <style:text-properties fo:color="#bbb529" style:font-name="JetBrains Mono"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Preformatted_20_Text" style:list-style-name="L3">
      <style:paragraph-properties fo:background-color="transparent">
        <style:background-image/>
      </style:paragraph-properties>
      <style:text-properties fo:color="#a9b7c6" style:font-name="JetBrains Mono" fo:language="es" fo:country="ES" fo:font-style="italic" fo:font-weight="normal" fo:background-color="transparen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2" style:family="paragraph" style:parent-style-name="Preformatted_20_Text">
      <style:paragraph-properties fo:background-color="transparent">
        <style:background-image/>
      </style:paragraph-properties>
      <style:text-properties fo:color="#a9b7c6" style:font-name="JetBrains Mono"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Preformatted_20_Text" style:list-style-name="L3">
      <style:paragraph-properties fo:background-color="transparent">
        <style:background-image/>
      </style:paragraph-properties>
      <style:text-properties fo:color="#a9b7c6" fo:font-weight="normal" fo:background-color="#cccccc" style:font-weight-asian="normal" style:font-weight-complex="normal"/>
    </style:style>
    <style:style style:name="P14" style:family="paragraph" style:parent-style-name="Preformatted_20_Text">
      <style:paragraph-properties fo:background-color="#333333">
        <style:background-image/>
      </style:paragraph-properties>
      <style:text-properties fo:color="#bbb529" style:font-name="JetBrains Mono"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Preformatted_20_Text">
      <style:paragraph-properties fo:background-color="#333333">
        <style:background-image/>
      </style:paragraph-properties>
      <style:text-properties fo:color="#a9b7c6" style:font-name="JetBrains Mono"/>
    </style:style>
    <style:style style:name="P16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17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18" style:family="paragraph" style:parent-style-name="opcion" style:list-style-name="L4"/>
    <style:style style:name="P19" style:family="paragraph" style:parent-style-name="Text_20_body" style:list-style-name="L3"/>
    <style:style style:name="P20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1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2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23" style:family="paragraph" style:parent-style-name="Text_20_body">
      <style:text-properties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Text_20_body" style:list-style-name="L3">
      <style:text-properties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Text_20_body" style:list-style-name="L3">
      <style:text-properties fo:language="es" fo:country="ES" fo:font-weight="bold" fo:background-color="#cccccc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Text_20_body" style:list-style-name="L3">
      <style:text-properties fo:language="es" fo:country="ES" fo:font-style="italic" fo:font-weight="normal" fo:background-color="transparen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7" style:family="paragraph" style:parent-style-name="Text_20_body" style:list-style-name="L3">
      <style:text-properties fo:font-weight="normal" fo:background-color="#cccccc" style:font-weight-asian="normal" style:font-weight-complex="normal"/>
    </style:style>
    <style:style style:name="P28" style:family="paragraph" style:parent-style-name="Text_20_body" style:list-style-name="L3">
      <style:text-properties fo:font-weight="bold" fo:background-color="#cccccc" style:font-weight-asian="bold" style:font-weight-complex="bold"/>
    </style:style>
    <style:style style:name="P29" style:family="paragraph" style:parent-style-name="Text_20_body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30" style:family="paragraph" style:parent-style-name="Text_20_body" style:list-style-name="L3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31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32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cc7832" style:font-name="JetBrains Mono"/>
    </style:style>
    <style:style style:name="T3" style:family="text">
      <style:text-properties fo:color="#ff950e"/>
    </style:style>
    <style:style style:name="T4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5" style:family="text">
      <style:text-properties fo:color="#009900"/>
    </style:style>
    <style:style style:name="T6" style:family="text">
      <style:text-properties fo:color="#ffcc00"/>
    </style:style>
    <style:style style:name="T7" style:family="text">
      <style:text-properties fo:language="es" fo:country="ES" style:language-asian="zxx" style:country-asian="none" style:language-complex="zxx" style:country-complex="none"/>
    </style:style>
    <style:style style:name="T8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9" style:family="text">
      <style:text-properties fo:language="es" fo:country="ES" fo:font-weight="bold" fo:background-color="#cccccc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language="es" fo:country="ES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language="es" fo:country="ES" fo:background-color="transparent" style:language-asian="zxx" style:country-asian="none" style:language-complex="zxx" style:country-complex="none"/>
    </style:style>
    <style:style style:name="T13" style:family="text">
      <style:text-properties fo:language="es" fo:country="ES" fo:background-color="#ffffcc" style:language-asian="zxx" style:country-asian="none" style:language-complex="zxx" style:country-complex="none"/>
    </style:style>
    <style:style style:name="T14" style:family="text">
      <style:text-properties style:font-name="JetBrains Mono"/>
    </style:style>
    <style:style style:name="T15" style:family="text">
      <style:text-properties style:font-name="JetBrains Mono" fo:language="es" fo:country="ES" fo:background-color="transparent" style:language-asian="zxx" style:country-asian="none" style:language-complex="zxx" style:country-complex="none"/>
    </style:style>
    <style:style style:name="T16" style:family="text">
      <style:text-properties style:font-name="JetBrains Mono" fo:language="es" fo:country="ES" style:language-asian="zxx" style:country-asian="none" style:language-complex="zxx" style:country-complex="none"/>
    </style:style>
    <style:style style:name="T17" style:family="text">
      <style:text-properties fo:color="#bbb529"/>
    </style:style>
    <style:style style:name="T18" style:family="text">
      <style:text-properties fo:background-color="#e6e6ff"/>
    </style:style>
    <style:style style:name="T19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/><text:span text:style-name="T1">PRÁCTICA </text:span><text:span text:style-name="T4">Diagramas UML Clases de uso</text:span></text:h>
      <text:h text:style-name="P7" text:outline-level="1"><text:s/><text:span text:style-name="T18"><text:s/>Repositorio GitHub</text:span> <text:a xlink:type="simple" xlink:href="https://github.com/tatianagarijo/UMlClasesTatianaGarijo.git" text:style-name="Internet_20_link" text:visited-style-name="Visited_20_Internet_20_Link"><text:span text:style-name="T19">https://github.com/tatianagarijo/UMlClasesTatianaGarijo.git</text:span></text:a></text:h>
      <text:list xml:id="list917669864553806578" text:style-name="L1">
        <text:list-item>
          <text:h text:style-name="P16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396251516348302235" text:style-name="L2">
        <text:list-item>
          <text:h text:style-name="P17" text:outline-level="3">Abrir IntelliJ </text:h>
        </text:list-item>
        <text:list-item>
          <text:h text:style-name="P17" text:outline-level="3">Seleccionar la opción New Project</text:h>
        </text:list-item>
        <text:list-item>
          <text:h text:style-name="P17" text:outline-level="3">Configurar las características del proyecto</text:h>
        </text:list-item>
      </text:list>
      <text:list xml:id="list7211403785728866561" text:style-name="L3">
        <text:list-item>
          <text:list>
            <text:list-item>
              <text:p text:style-name="P20">En mi caso he seleccionado</text:p>
              <text:list>
                <text:list-item>
                  <text:p text:style-name="P20">Nombre del proyecto</text:p>
                </text:list-item>
                <text:list-item>
                  <text:p text:style-name="P20">Languaje: Java</text:p>
                </text:list-item>
                <text:list-item>
                  <text:p text:style-name="P20">Build System: IntelliJ</text:p>
                </text:list-item>
                <text:list-item>
                  <text:p text:style-name="P20">version 19 JDK </text:p>
                </text:list-item>
                <text:list-item>
                  <text:h text:style-name="P20" text:outline-level="1">Create Git repository</text:h>
                </text:list-item>
              </text:list>
            </text:list-item>
          </text:list>
        </text:list-item>
        <text:list-item>
          <text:p text:style-name="P6"><text:soft-page-break/>PlantUML</text:p>
          <text:list>
            <text:list-item>
              <text:p text:style-name="P20">PlantUML es una herramienta que nos permite crear diagramas tipo UML. </text:p>
            </text:list-item>
            <text:list-item>
              <text:p text:style-name="P20">Instalamos el plugin PlantUML en Itellij.</text:p>
              <text:list>
                <text:list-item>
                  <text:p text:style-name="P19"><text:span text:style-name="T8">En la web oficial </text:span><text:a xlink:type="simple" xlink:href="https://plantuml.com/es/" text:style-name="Internet_20_link" text:visited-style-name="Visited_20_Internet_20_Link">https://plantuml.com/es/</text:a><text:span text:style-name="T8"> podemos encontrar toda la información del plugin.</text:span></text:p>
                </text:list-item>
                <text:list-item>
                  <text:p text:style-name="P20">Navegamos por el menú File --&gt; Settings --&gt;Plugins</text:p>
                  <text:list>
                    <text:list-item>
                      <text:p text:style-name="P20">Buscamos el plugin PlantUML haciendo uso del buscador, una vez localizado hacemos clic sobre el botón <text:span text:style-name="T5">install.</text:span></text:p>
                    </text:list-item>
                    <text:list-item>
                      <text:p text:style-name="P20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5">Restart IDE</text:span></text:p>
                    </text:list-item>
                    <text:list-item>
                      <text:p text:style-name="P20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--&gt; new --&gt; PlantUML File</text:p>
                    </text:list-item>
                    <text:list-item>
                      <text:p text:style-name="P20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20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6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19"><text:span text:style-name="T7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7">), copiamos los fragmentos de código necesarios para crear el diagrama requerido.</text:span></text:p>
            </text:list-item>
          </text:list>
        </text:list-item>
        <text:list-item>
          <text:p text:style-name="P6"><text:soft-page-break/>Replicando las fases del ejemplo resuelto</text:p>
          <text:p text:style-name="P20"/>
        </text:list-item>
        <text:list-item>
          <text:p text:style-name="P20">Declarars las clases:</text:p>
          <text:list>
            <text:list-item>
              <text:p text:style-name="P20"/>
            </text:list-item>
            <text:list-item>
              <text:p text:style-name="P24"/>
            </text:list-item>
          </text:list>
        </text:list-item>
        <text:list-item>
          <text:p text:style-name="P20"/>
        </text:list-item>
      </text:list>
      <text:p text:style-name="P23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815620654338979086" text:style-name="L4">
        <text:list-item>
          <text:p text:style-name="P18"><text:soft-page-break/>VSC</text:p>
        </text:list-item>
        <text:list-item>
          <text:p text:style-name="P22">Al crear el proyecto he seleccionado la opción de crear un repositorio Git</text:p>
        </text:list-item>
        <text:list-item>
          <text:p text:style-name="P22">Durante el proceso realizar commit, haciendo uso del <text:span text:style-name="T3">panel lateral izquierdo 'commit'</text:span></text:p>
          <text:list>
            <text:list-item>
              <text:p text:style-name="P32">Seleccionar los archivos modificados y los que se vayan a incluir en el commit</text:p>
            </text:list-item>
            <text:list-item>
              <text:p text:style-name="P32">Añadir mensaje del commit</text:p>
            </text:list-item>
            <text:list-item>
              <text:p text:style-name="P32">Hacer clic sobre el botón commit</text:p>
            </text:list-item>
          </text:list>
        </text:list-item>
        <text:list-item>
          <text:p text:style-name="P32"/>
        </text:list-item>
      </text:list>
      <text:p text:style-name="P4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/text:p>
      <text:p text:style-name="P4"/>
      <text:p text:style-name="P4"/>
      <text:list xml:id="list37267252" text:continue-numbering="true" text:style-name="L4">
        <text:list-item>
          <text:p text:style-name="P18"><text:soft-page-break/>Subir repositorio a Github</text:p>
        </text:list-item>
        <text:list-item>
          <text:p text:style-name="P22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Hacer clic sobre el menú superior 'Git' → GitHub → Share Project on GitHub</text:p>
        </text:list-item>
        <text:list-item>
          <text:p text:style-name="P31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39M4S</meta:editing-duration>
    <meta:editing-cycles>44</meta:editing-cycles>
    <meta:generator>OpenOffice/4.1.14$Win32 OpenOffice.org_project/4114m1$Build-9811</meta:generator>
    <dc:date>2023-05-09T17:03:32.24</dc:date>
    <meta:document-statistic meta:table-count="0" meta:image-count="8" meta:object-count="0" meta:page-count="7" meta:paragraph-count="36" meta:word-count="340" meta:character-count="2000"/>
    <meta:user-defined meta:name="Info 1"/>
    <meta:user-defined meta:name="Info 2"/>
    <meta:user-defined meta:name="Info 3"/>
    <meta:user-defined meta:name="Info 4"/>
  </office:meta>
</office:document-meta>
</file>